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4])" office:value-type="float" office:value="1088" calcext:value-type="float">
            <text:p>1088</text:p>
          </table:table-cell>
          <table:table-cell table:style-name="ce7" table:formula="of:=COUNTIF([.B7:.B1094];&quot;X&quot;)" office:value-type="float" office:value="934" calcext:value-type="float">
            <text:p>934</text:p>
          </table:table-cell>
          <table:table-cell table:style-name="ce7" table:formula="of:=COUNTIF([.C7:.C1094];&quot;X&quot;)" office:value-type="float" office:value="19" calcext:value-type="float">
            <text:p>19</text:p>
          </table:table-cell>
          <table:table-cell table:style-name="ce7" table:formula="of:=COUNTIF([.D7:.D1094];&quot;X&quot;)" office:value-type="float" office:value="75" calcext:value-type="float">
            <text:p>75</text:p>
          </table:table-cell>
          <table:table-cell table:style-name="ce7" table:formula="of:=COUNTIF([.E7:.E1094];&quot;X&quot;)" office:value-type="float" office:value="1" calcext:value-type="float">
            <text:p>1</text:p>
          </table:table-cell>
          <table:table-cell table:style-name="ce7" table:formula="of:=COUNTIF([.F7:.F1094];&quot;X&quot;)" office:value-type="float" office:value="123" calcext:value-type="float">
            <text:p>123</text:p>
          </table:table-cell>
          <table:table-cell table:style-name="ce25" table:formula="of:=SUM([.B2:.F2])" office:value-type="float" office:value="1152" calcext:value-type="float">
            <text:p>115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3" table:number-rows-repeated="145">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14">00/00/0000</text:date>, <text:time style:data-style-name="N2" text:time-value="13:32:36.65097928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2-14T13:35:54.345364956</dc:date>
    <meta:editing-duration>P1DT5H44M25S</meta:editing-duration>
    <meta:editing-cycles>1101</meta:editing-cycles>
    <meta:document-statistic meta:table-count="1" meta:cell-count="6615" meta:object-count="0"/>
  </office:meta>
</office:document-meta>
</file>